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officeooo:rsid="0024f663" officeooo:paragraph-rsid="0024f663" style:font-weight-asian="normal" style:font-weight-complex="normal"/>
    </style:style>
    <style:style style:name="P2" style:family="paragraph" style:parent-style-name="Standard">
      <style:text-properties fo:font-weight="normal" officeooo:rsid="002ad12e" officeooo:paragraph-rsid="002ad12e" style:font-weight-asian="normal" style:font-weight-complex="normal"/>
    </style:style>
    <style:style style:name="P3" style:family="paragraph" style:parent-style-name="Standard">
      <style:text-properties fo:font-weight="normal" officeooo:rsid="002bff93" officeooo:paragraph-rsid="002bff93" style:font-weight-asian="normal" style:font-weight-complex="normal"/>
    </style:style>
    <style:style style:name="P4" style:family="paragraph" style:parent-style-name="Standard">
      <style:text-properties fo:font-weight="normal" officeooo:rsid="002bff93" officeooo:paragraph-rsid="002c84ab" style:font-weight-asian="normal" style:font-weight-complex="normal"/>
    </style:style>
    <style:style style:name="P5" style:family="paragraph" style:parent-style-name="Standard">
      <style:paragraph-properties style:writing-mode="lr-tb"/>
      <style:text-properties fo:font-weight="normal" officeooo:rsid="002e6f4f" officeooo:paragraph-rsid="002e6f4f" style:font-weight-asian="normal" style:font-weight-complex="normal"/>
    </style:style>
    <style:style style:name="P6" style:family="paragraph" style:parent-style-name="Standard" style:list-style-name="L1">
      <style:text-properties officeooo:paragraph-rsid="00294802"/>
    </style:style>
    <style:style style:name="P7" style:family="paragraph" style:parent-style-name="Standard">
      <style:text-properties officeooo:paragraph-rsid="0024f663"/>
    </style:style>
    <style:style style:name="P8" style:family="paragraph" style:parent-style-name="Standard" style:list-style-name="L2">
      <style:text-properties fo:font-weight="bold" officeooo:rsid="00264529" officeooo:paragraph-rsid="00264529" style:font-weight-asian="bold" style:font-weight-complex="bold"/>
    </style:style>
    <style:style style:name="P9" style:family="paragraph" style:parent-style-name="Standard" style:list-style-name="L2">
      <style:text-properties fo:font-weight="bold" officeooo:rsid="00275adb" officeooo:paragraph-rsid="00275adb" style:font-weight-asian="bold" style:font-weight-complex="bold"/>
    </style:style>
    <style:style style:name="P10" style:family="paragraph" style:parent-style-name="Standard" style:list-style-name="L2">
      <style:text-properties fo:font-weight="bold" officeooo:rsid="00282746" officeooo:paragraph-rsid="00282746" style:font-weight-asian="bold" style:font-weight-complex="bold"/>
    </style:style>
    <style:style style:name="P11" style:family="paragraph" style:parent-style-name="Standard" style:list-style-name="L1">
      <style:text-properties fo:font-weight="bold" officeooo:rsid="00294802" officeooo:paragraph-rsid="00294802" style:font-weight-asian="bold" style:font-weight-complex="bold"/>
    </style:style>
    <style:style style:name="P12" style:family="paragraph" style:parent-style-name="Standard">
      <style:text-properties fo:font-weight="bold" officeooo:rsid="002ad12e" officeooo:paragraph-rsid="002ad12e" style:font-weight-asian="bold" style:font-weight-complex="bold"/>
    </style:style>
    <style:style style:name="P13" style:family="paragraph" style:parent-style-name="Standard">
      <style:text-properties officeooo:paragraph-rsid="00294802"/>
    </style:style>
    <style:style style:name="P14" style:family="paragraph" style:parent-style-name="Standard" style:list-style-name="L1">
      <style:text-properties officeooo:rsid="00294802" officeooo:paragraph-rsid="00294802"/>
    </style:style>
    <style:style style:name="P15" style:family="paragraph" style:parent-style-name="Standard" style:list-style-name="L1">
      <style:text-properties officeooo:rsid="002ad12e" officeooo:paragraph-rsid="002ad12e"/>
    </style:style>
    <style:style style:name="P16" style:family="paragraph" style:parent-style-name="Standard" style:list-style-name="L1">
      <style:paragraph-properties fo:text-align="start" style:justify-single-word="false"/>
      <style:text-properties officeooo:paragraph-rsid="00282746"/>
    </style:style>
    <style:style style:name="T1" style:family="text">
      <style:text-properties fo:font-weight="bold" style:font-weight-asian="bold" style:font-weight-complex="bold"/>
    </style:style>
    <style:style style:name="T2" style:family="text">
      <style:text-properties fo:font-weight="bold" officeooo:rsid="0024f663" style:font-weight-asian="bold" style:font-weight-complex="bold"/>
    </style:style>
    <style:style style:name="T3" style:family="text">
      <style:text-properties fo:font-weight="bold" officeooo:rsid="002ad12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f663" style:font-weight-asian="normal" style:font-weight-complex="normal"/>
    </style:style>
    <style:style style:name="T6" style:family="text">
      <style:text-properties fo:font-weight="normal" officeooo:rsid="00282746" style:font-weight-asian="normal" style:font-weight-complex="normal"/>
    </style:style>
    <style:style style:name="T7" style:family="text">
      <style:text-properties fo:font-weight="normal" officeooo:rsid="00294802" style:font-weight-asian="normal" style:font-weight-complex="normal"/>
    </style:style>
    <style:style style:name="T8" style:family="text">
      <style:text-properties fo:font-weight="normal" officeooo:rsid="002ad12e" style:font-weight-asian="normal" style:font-weight-complex="normal"/>
    </style:style>
    <style:style style:name="T9" style:family="text">
      <style:text-properties officeooo:rsid="002c84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login actions / <text:s/>show personal tools</text:h>
      <text:list text:style-name="L2">
        <text:list-item>
          <text:p text:style-name="P8">User page</text:p>
        </text:list-item>
        <text:list-item>
          <text:p text:style-name="P8">talk page</text:p>
        </text:list-item>
        <text:list-item>
          <text:p text:style-name="P9">preferences page</text:p>
          <text:list>
            <text:list-item>
              <text:p text:style-name="P10">lots of options here. </text:p>
              <text:list>
                <text:list-item>
                  <text:p text:style-name="P10">Set your gender pronouns here</text:p>
                </text:list-item>
                <text:list-item>
                  <text:p text:style-name="P10">change your signature</text:p>
                </text:list-item>
                <text:list-item>
                  <text:p text:style-name="P10">email address</text:p>
                </text:list-item>
                <text:list-item>
                  <text:p text:style-name="P10">etc.</text:p>
                </text:list-item>
              </text:list>
            </text:list-item>
          </text:list>
        </text:list-item>
        <text:list-item>
          <text:p text:style-name="P9">watch list (talk more about how pages get here a bit later).</text:p>
        </text:list-item>
        <text:list-item>
          <text:p text:style-name="P10">User contributions</text:p>
        </text:list-item>
        <text:list-item>
          <text:p text:style-name="P10">logout – definitely log out if you’re on a public computer</text:p>
        </text:list-item>
      </text:list>
      <text:p text:style-name="P1"/>
      <text:h text:style-name="Heading_20_2" text:outline-level="2">2) talk about top level containers</text:h>
      <text:list text:style-name="L1">
        <text:list-item>
          <text:p text:style-name="P6"><text:span text:style-name="T5">- </text:span><text:span text:style-name="T6">currently five. These are not set in stone. Can be edited and modified as the resource evolves<text:line-break/></text:span></text:p>
        </text:list-item>
      </text:list>
      <text:p text:style-name="P13"><text:span text:style-name="T2">epistemic infrastructure – </text:span><text:span text:style-name="T3">the EI is </text:span><text:span text:style-name="T5">the theoretical conceptual foundation of society. </text:span><text:span text:style-name="T8">When you think in terms of good versus evil, for example,l you are using an ontological category that provides the foundation for our understanding of ourselves, society and the world. This is part of our epistemic infrastructure</text:span><text:span text:style-name="T5"> </text:span></text:p>
      <text:p text:style-name="P13"><text:span text:style-name="T5"/></text:p>
      <text:p text:style-name="P13"><text:span text:style-name="T7">This c</text:span><text:span text:style-name="T5">ategory contains </text:span></text:p>
      <text:list text:continue-numbering="true" text:style-name="L1">
        <text:list-item>
          <text:list>
            <text:list-item>
              <text:p text:style-name="P16"><text:span text:style-name="T7">key terms - </text:span><text:span text:style-name="T5">concepts that help us understand </text:span><text:span text:style-name="T6">the nature and significance of a society’s epistemic infrastructure.</text:span></text:p>
            </text:list-item>
            <text:list-item>
              <text:p text:style-name="P11">Key figures – important people in this area</text:p>
            </text:list-item>
            <text:list-item>
              <text:p text:style-name="P11">syncretic terms – terms from other theoretical systems that refer to the identical or similar idea. This helps with theoretical integration, development of a multidisciplinary sensibility, . </text:p>
              <text:list>
                <text:list-item>
                  <text:p text:style-name="P14"><text:span text:style-name="T5">R</text:span><text:span text:style-name="T4">elated LP terms – </text:span></text:p>
                </text:list-item>
                <text:list-item>
                  <text:p text:style-name="P14"><text:span text:style-name="T4">non-lp related terms</text:span></text:p>
                  <text:list>
                    <text:list-item>
                      <text:p text:style-name="P15"><text:span text:style-name="T4">explain more about this later. </text:span></text:p>
                    </text:list-item>
                  </text:list>
                </text:list-item>
                <text:list-item>
                  <text:p text:style-name="P15"><text:span text:style-name="T4">Notes section </text:span></text:p>
                </text:list-item>
              </text:list>
            </text:list-item>
          </text:list>
        </text:list-item>
      </text:list>
      <text:p text:style-name="P7"><text:span text:style-name="T5"/></text:p>
      <text:p text:style-name="P12">EUPSYCHIA</text:p>
      <text:p text:style-name="P2"/>
      <text:p text:style-name="P2">Eupsychia is Abraham Maslow’s term for a utopian society, what I would call a Harmonic Social Structure. Maslow was quite interested in helping to usher in a eupsychian society and his entire corpus is aimed towards that end. He helped develop the foundation for this, he helped found Humanistic Psychology and Transpersonal Psychology) but died prematurely and never got around to finishing his project. </text:p>
      <text:p text:style-name="P2"/>
      <text:p text:style-name="P2">This page brings together Maslow’s and other people’s ideas on Eupsychia into the SW. I bring these in because his work has been immensly influential to me and I consider his project is an important theoretical precusor to the Lightning Path. </text:p>
      <text:p text:style-name="P2"/>
      <text:p text:style-name="P3">Contains a couple extra sections</text:p>
      <text:p text:style-name="P3"/>
      <text:p text:style-name="P3">TERMS section <text:s/>“Abraham Maslow Terms” (exposing the theoretical details)</text:p>
      <text:p text:style-name="P3"><text:soft-page-break/>QUOTES section where we can include relevant directory quotes.</text:p>
      <text:p text:style-name="P2"/>
      <text:p text:style-name="P3">* like all categories on the SP, this is in development. </text:p>
      <text:p text:style-name="P2"/>
      <text:p text:style-name="P4">Also categories for the </text:p>
      <text:p text:style-name="P4"/>
      <text:p text:style-name="P4">LP Human Development Framework. </text:p>
      <text:p text:style-name="P4">The Pathfinder Educational Model and </text:p>
      <text:p text:style-name="P4"/>
      <text:p text:style-name="P4"><text:span text:style-name="T9">the </text:span>World System theory category, </text:p>
      <text:p text:style-name="P4"><text:tab/><text:span text:style-name="T9">this category </text:span>contains the concepts needed to understand the Avatar.GLOBAL world system. </text:p>
      <text:p text:style-name="P4"/>
      <text:p text:style-name="P4"><text:span text:style-name="T9">These containers are more or less finessed. Lots of work to do still</text:span> </text:p>
      <text:p text:style-name="P4"/>
      <text:p text:style-name="P5">3) talk about SW as KNOWLEDGE ECOSYSTEM</text:p>
      <text:p text:style-name="P5"/>
      <text:p text:style-name="P5">read definition </text:p>
      <text:p text:style-name="P5"/>
      <text:p text:style-name="P5">if you’re a university student you can think of the university as part of a knowledge system. </text:p>
      <text:p text:style-name="P5"><text:line-break/><text:line-break/><text:span text:style-name="T1">Knowledge Stewar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9T07:00:39.810323434</meta:creation-date>
    <meta:editing-duration>PT3H11M27S</meta:editing-duration>
    <meta:editing-cycles>2</meta:editing-cycles>
    <meta:generator>LibreOffice/24.2.7.2$Linux_X86_64 LibreOffice_project/420$Build-2</meta:generator>
    <dc:date>2026-04-29T12:18:31.739291858</dc:date>
    <meta:document-statistic meta:table-count="0" meta:image-count="0" meta:object-count="0" meta:page-count="2" meta:paragraph-count="40" meta:word-count="420" meta:character-count="2554" meta:non-whitespace-character-count="2164"/>
    <meta:user-defined meta:name="ZOTERO_PREF_1">&lt;data data-version="3" zotero-version="9.0"&gt;&lt;session id="qpCmSCLg"/&gt;&lt;style id="http://www.zotero.org/styles/apa" locale="en-US" hasBibliography="1" bibliographyStyleHasBeenSet="0"/&gt;&lt;prefs&gt;&lt;pref name="fieldType" value="ReferenceMark"/&gt;&lt;pref name="automatic</meta:user-defined>
    <meta:user-defined meta:name="ZOTERO_PREF_2">JournalAbbreviations" value="true"/&gt;&lt;/prefs&gt;&lt;/data&gt;</meta:user-defined>
  </office:meta>
</office:document-meta>
</file>